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Титульный-слайд" presentation:presentation-page-layout-name="Master1-PPL1" draw:id="Slide-256">
        <draw:frame draw:id="id63" presentation:style-name="a384" draw:name="Заголовок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Hello Slide.</text:span><text:span text:style-name="a382" text:class-names=""/></text:p>
          </draw:text-box>
          <svg:title/>
          <svg:desc/>
        </draw:frame>
        <draw:frame draw:id="id64" presentation:style-name="a388" draw:name="Подзаголовок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Титульный слайд. Здесь нужно поместить приветствие.</text:span><text:span text:style-name="a386" text:class-names=""/></text:p>
          </draw:text-box>
          <svg:title/>
          <svg:desc/>
        </draw:frame>
      </draw:page>
      <draw:page draw:name="Slide5" draw:style-name="a389" draw:master-page-name="Master1-Layout2-obj-Заголовок-и-объект" presentation:presentation-page-layout-name="Master1-PPL2" draw:id="Slide-260">
        <draw:frame draw:id="id65" presentation:style-name="a393" draw:name="Заголовок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0" text:class-names="">Me Slide.</text:span><text:span text:style-name="a391" text:class-names=""/></text:p>
          </draw:text-box>
          <svg:title/>
          <svg:desc/>
        </draw:frame>
        <draw:frame draw:id="id66" presentation:style-name="a398" draw:name="Объект 2" svg:x="0.91667in" svg:y="1.99653in" svg:width="11.5in" svg:height="4.75868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4" text:class-names="">Слайд, на котором будет размещена информация о создателе приложения.</text:span><text:span text:style-name="a395" text:class-names=""/></text:p>
              </text:list-item>
            </text:list>
          </draw:text-box>
          <svg:title/>
          <svg:desc/>
        </draw:frame>
      </draw:page>
      <draw:page draw:name="Slide2" draw:style-name="a399" draw:master-page-name="Master1-Layout2-obj-Заголовок-и-объект" presentation:presentation-page-layout-name="Master1-PPL2" draw:id="Slide-257">
        <draw:frame draw:id="id67" presentation:style-name="a403" draw:name="Заголовок 1" svg:x="0.91667in" svg:y="0.39931in" svg:width="11.5in" svg:height="1.44965in" presentation:class="title" presentation:placeholder="false">
          <draw:text-box>
            <text:p text:style-name="a402" text:class-names="" text:cond-style-name=""><text:span text:style-name="a400" text:class-names="">Starting Slide.</text:span><text:span text:style-name="a401" text:class-names=""/></text:p>
          </draw:text-box>
          <svg:title/>
          <svg:desc/>
        </draw:frame>
        <draw:frame draw:id="id68" presentation:style-name="a408" draw:name="Объект 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4" text:class-names="">На этом слайде будет отображена основная важная информация о проекте.</text:span><text:span text:style-name="a405" text:class-names=""/></text:p>
              </text:list-item>
            </text:list>
          </draw:text-box>
          <svg:title/>
          <svg:desc/>
        </draw:frame>
      </draw:page>
      <draw:page draw:name="Slide6" draw:style-name="a409" draw:master-page-name="Master1-Layout2-obj-Заголовок-и-объект" presentation:presentation-page-layout-name="Master1-PPL2" draw:id="Slide-261">
        <draw:frame draw:id="id69" presentation:style-name="a413" draw:name="Заголовок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Registration Slide.</text:span><text:span text:style-name="a411" text:class-names=""/></text:p>
          </draw:text-box>
          <svg:title/>
          <svg:desc/>
        </draw:frame>
        <draw:frame draw:id="id70" presentation:style-name="a419" draw:name="Объект 2" svg:x="0.91667in" svg:y="1.99653in" svg:width="11.5in" svg:height="4.75868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4" text:class-names="">На этом слайде будет размещена<text:s text:c="1"/></text:span><text:span text:style-name="a415" text:class-names="">информация про регистрацию и вход в аккаунт.</text:span><text:span text:style-name="a416" text:class-names=""/></text:p>
              </text:list-item>
            </text:list>
          </draw:text-box>
          <svg:title/>
          <svg:desc/>
        </draw:frame>
      </draw:page>
      <draw:page draw:name="Slide3" draw:style-name="a420" draw:master-page-name="Master1-Layout2-obj-Заголовок-и-объект" presentation:presentation-page-layout-name="Master1-PPL2" draw:id="Slide-258">
        <draw:frame draw:id="id71" presentation:style-name="a424" draw:name="Заголовок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1" text:class-names="">Courses info</text:span><text:span text:style-name="a422" text:class-names=""/></text:p>
          </draw:text-box>
          <svg:title/>
          <svg:desc/>
        </draw:frame>
        <draw:frame draw:id="id72" presentation:style-name="a429" draw:name="Объект 2" svg:x="0.91667in" svg:y="1.99653in" svg:width="11.5in" svg:height="4.75868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5" text:class-names="">На этом слайде будет помещена информация о возможностях действий с курсами валют.</text:span><text:span text:style-name="a426" text:class-names=""/></text:p>
              </text:list-item>
            </text:list>
          </draw:text-box>
          <svg:title/>
          <svg:desc/>
        </draw:frame>
      </draw:page>
      <draw:page draw:name="Slide4" draw:style-name="a430" draw:master-page-name="Master1-Layout2-obj-Заголовок-и-объект" presentation:presentation-page-layout-name="Master1-PPL2" draw:id="Slide-259">
        <draw:frame draw:id="id73" presentation:style-name="a434" draw:name="Заголовок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1" text:class-names="">Thanking slide.</text:span><text:span text:style-name="a432" text:class-names=""/></text:p>
          </draw:text-box>
          <svg:title/>
          <svg:desc/>
        </draw:frame>
        <draw:frame draw:id="id74" presentation:style-name="a439" draw:name="Объект 2" svg:x="0.91667in" svg:y="1.99653in" svg:width="11.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5" text:class-names="">Спасибо за внимание!</text:span><text:span text:style-name="a4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Заголовок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Подзаголовок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Дата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Нижний колонтитул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Номер слайда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Заголовок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Объект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Дата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Номер слайда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Заголовок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Текст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Дата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Нижний колонтитул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Номер слайда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Заголовок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Объект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Объект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Дата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Нижний колонтитул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Номер слайда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Заголовок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Образец заголовка</text:span><text:span text:style-name="a163" text:class-names=""/></text:p>
        </draw:text-box>
        <svg:title/>
        <svg:desc/>
      </draw:frame>
      <draw:frame draw:id="id27" presentation:style-name="a169" draw:name="Текст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</draw:text-box>
        <svg:title/>
        <svg:desc/>
      </draw:frame>
      <draw:frame draw:id="id28" presentation:style-name="a186" draw:name="Объект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Образец текста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Второй уровень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Пятый уровень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Текст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30" presentation:style-name="a207" draw:name="Объект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Дата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Нижний колонтитул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Номер слайда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Заголовок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Дата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Нижний колонтитул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Номер слайда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Дата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Нижний колонтитул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Номер слайда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frame draw:id="id41" presentation:style-name="a254" draw:name="Заголовок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title/>
        <svg:desc/>
      </draw:frame>
      <draw:frame draw:id="id42" presentation:style-name="a271" draw:name="Объект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Второй уровень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Пятый уровень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Текст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</draw:text-box>
        <svg:title/>
        <svg:desc/>
      </draw:frame>
      <draw:frame draw:id="id44" presentation:style-name="a280" draw:name="Дата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Нижний колонтитул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Номер слайда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47" presentation:style-name="a292" draw:name="Заголовок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48" presentation:style-name="a295" draw:name="Рисунок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Текст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Образец текста</text:span></text:p>
            </text:list-item>
          </text:list>
        </draw:text-box>
        <svg:title/>
        <svg:desc/>
      </draw:frame>
      <draw:frame draw:id="id50" presentation:style-name="a304" draw:name="Дата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Нижний колонтитул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Номер слайда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3" presentation:style-name="a316" draw:name="Заголовок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54" presentation:style-name="a333" draw:name="Вертикальный текст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Дата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Нижний колонтитул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Номер слайда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6">
      <draw:frame draw:id="id58" presentation:style-name="a350" draw:name="Вертикальный заголовок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Образец заголовка</text:span><text:span text:style-name="a348" text:class-names=""/></text:p>
        </draw:text-box>
        <svg:title/>
        <svg:desc/>
      </draw:frame>
      <draw:frame draw:id="id59" presentation:style-name="a367" draw:name="Вертикальный текст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Дата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Нижний колонтитул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Номер слайда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llo Slide.</dc:title>
    <meta:initial-creator>Суровов Александр</meta:initial-creator>
    <dc:creator>Суровов Александр</dc:creator>
    <meta:creation-date>2024-11-11T22:04:43Z</meta:creation-date>
    <dc:date>2024-11-11T22:06:38Z</dc:date>
    <meta:editing-cycles>1</meta:editing-cycles>
    <meta:editing-duration>PT114S</meta:editing-duration>
    <meta:document-statistic meta:paragraph-count="12" meta:word-count="77"/>
  </office:meta>
</office:document-meta>
</file>